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000000279A87D5C4BC98C1A9A.png" manifest:media-type="image/png"/>
  <manifest:file-entry manifest:full-path="Pictures/10000001000004D900000421AA2CB074F1465256.png" manifest:media-type="image/png"/>
  <manifest:file-entry manifest:full-path="Pictures/10000001000004D900000421680ADAD015A08A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053cm" svg:y="-1.39cm" svg:width="17cm" svg:height="14.478cm" draw:z-index="0"><draw:image xlink:href="Pictures/10000001000004D900000421680ADAD015A08A2D.png" xlink:type="simple" xlink:show="embed" xlink:actuate="onLoad" draw:mime-type="image/png"/></draw:frame><draw:frame draw:style-name="fr2" draw:name="Image2" text:anchor-type="char" svg:x="0.079cm" svg:y="13.34cm" svg:width="17cm" svg:height="14.478cm" draw:z-index="1"><draw:image xlink:href="Pictures/10000001000004D900000421AA2CB074F1465256.png" xlink:type="simple" xlink:show="embed" xlink:actuate="onLoad" draw:mime-type="image/png"/></draw:frame></text:p>
      <text:p text:style-name="Standard"><draw:frame draw:style-name="fr1" draw:name="Image3" text:anchor-type="char" svg:width="17cm" svg:height="5.847cm" draw:z-index="2"><draw:image xlink:href="Pictures/100000010000073000000279A87D5C4BC98C1A9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5:32:07.569325335</meta:creation-date>
    <dc:date>2023-11-24T15:46:40.025676135</dc:date>
    <meta:editing-duration>PT4M12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